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423cm" fo:margin-bottom="0cm" style:contextual-spacing="false" fo:line-height="150%" style:writing-mode="lr-tb"/>
      <style:text-properties fo:font-variant="normal" fo:text-transform="none" fo:color="#202020" loext:opacity="100%" style:text-line-through-style="none" style:text-line-through-type="none" style:font-name="Arial" fo:font-size="12pt" style:text-underline-style="none" officeooo:paragraph-rsid="000d579a" style:text-blinking="false" fo:background-color="transparent" style:font-size-asian="12pt" style:font-size-complex="12pt" loext:padding-left="3cm" loext:padding-right="2cm" loext:padding-top="3cm" loext:padding-bottom="2cm" loext:border="none"/>
    </style:style>
    <style:style style:name="P2" style:family="paragraph" style:parent-style-name="Text_20_body">
      <style:paragraph-properties fo:margin-top="0.423cm" fo:margin-bottom="0cm" style:contextual-spacing="false" fo:line-height="150%" style:writing-mode="lr-tb"/>
      <style:text-properties style:font-name="Arial" fo:font-size="12pt" fo:font-weight="normal" style:font-size-asian="12pt" style:font-size-complex="12pt" loext:padding-left="3cm" loext:padding-right="2cm" loext:padding-top="3cm" loext:padding-bottom="2cm" loext:border="none"/>
    </style:style>
    <style:style style:name="P3" style:family="paragraph" style:parent-style-name="Text_20_body">
      <style:paragraph-properties fo:margin-top="0.423cm" fo:margin-bottom="0cm" style:contextual-spacing="false" fo:line-height="150%" style:writing-mode="lr-tb"/>
      <style:text-properties style:font-name="Arial" fo:font-size="12pt" fo:font-weight="normal" officeooo:paragraph-rsid="000c99a7" style:font-size-asian="12pt" style:font-size-complex="12pt" loext:padding-left="3cm" loext:padding-right="2cm" loext:padding-top="3cm" loext:padding-bottom="2cm" loext:border="none"/>
    </style:style>
    <style:style style:name="P4" style:family="paragraph" style:parent-style-name="Text_20_body">
      <style:paragraph-properties fo:margin-top="0.423cm" fo:margin-bottom="0cm" style:contextual-spacing="false" fo:line-height="150%" style:writing-mode="lr-tb"/>
      <style:text-properties officeooo:paragraph-rsid="000c99a7"/>
    </style:style>
    <style:style style:name="T1" style:family="text">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loext:char-shading-value="0" style:font-size-asian="12pt" style:font-size-complex="12pt" loext:padding-left="3cm" loext:padding-right="2cm" loext:padding-top="3cm" loext:padding-bottom="2cm" loext:border="none"/>
    </style:style>
    <style:style style:name="T2"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loext:padding-left="3cm" loext:padding-right="2cm" loext:padding-top="3cm" loext:padding-bottom="2cm" loext:border="none"/>
    </style:style>
    <style:style style:name="T3"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0c99a7" style:text-blinking="false" fo:background-color="transparent" loext:char-shading-value="0" style:font-size-asian="12pt" style:font-size-complex="12pt" loext:padding-left="3cm" loext:padding-right="2cm" loext:padding-top="3cm" loext:padding-bottom="2cm" loext:border="none"/>
    </style:style>
    <style:style style:name="T4"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ffffff" loext:char-shading-value="0" style:font-size-asian="12pt" style:font-size-complex="12pt" loext:padding-left="3cm" loext:padding-right="2cm" loext:padding-top="3cm" loext:padding-bottom="2cm" loext:border="none"/>
    </style:style>
    <style:style style:name="T5" style:family="text">
      <style:text-properties fo:font-variant="normal" fo:text-transform="none" fo:color="#000000" loext:opacity="100%" style:text-line-through-style="none" style:text-line-through-type="none" style:font-name="Arial" fo:font-size="12pt" style:text-underline-style="none" fo:font-weight="normal" style:text-blinking="false" fo:background-color="#ffffff" loext:char-shading-value="0" style:font-size-asian="12pt" style:font-size-complex="12pt" loext:padding-left="3cm" loext:padding-right="2cm" loext:padding-top="3cm" loext:padding-bottom="2cm" loext:border="none"/>
    </style:style>
    <style:style style:name="T6" style:family="text">
      <style:text-properties fo:font-variant="normal" fo:text-transform="none" fo:color="#000000" loext:opacity="100%" style:text-line-through-style="none" style:text-line-through-type="none" style:font-name="Arial" fo:font-size="12pt" style:text-underline-style="none" fo:font-weight="normal" style:text-blinking="false" fo:background-color="transparent" loext:char-shading-value="0" style:font-size-asian="12pt" style:font-size-complex="12pt" loext:padding-left="3cm" loext:padding-right="2cm" loext:padding-top="3cm" loext:padding-bottom="2cm" loext:border="none"/>
    </style:style>
    <style:style style:name="T7" style:family="text">
      <style:text-properties fo:font-variant="normal" fo:text-transform="none" fo:color="#000000" loext:opacity="100%" style:text-line-through-style="none" style:text-line-through-type="none" style:font-name="Arial" fo:font-size="10pt" fo:font-style="normal" style:text-underline-style="solid" style:text-underline-width="auto" style:text-underline-color="font-color" fo:font-weight="normal" style:text-blinking="false" fo:background-color="#fcfcfc" loext:char-shading-value="0" style:font-size-asian="10pt" style:font-size-complex="10pt" loext:padding-left="3cm" loext:padding-right="2cm" loext:padding-top="3cm" loext:padding-bottom="2cm" loext:border="none"/>
    </style:style>
    <style:style style:name="T8" style:family="text">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loext:padding-left="3cm" loext:padding-right="2cm" loext:padding-top="3cm" loext:padding-bottom="2cm" loext:border="none"/>
    </style:style>
    <style:style style:name="T9"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normal" style:text-underline-style="none" officeooo:rsid="000c99a7"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tyle="normal" style:text-underline-style="none" officeooo:rsid="000c99a7" style:text-blinking="false" fo:background-color="transparent" loext:char-shading-value="0" style:font-weight-asian="normal" style:font-weight-complex="normal"/>
    </style:style>
    <style:style style:name="T1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tyle="normal" style:text-underline-style="none" fo:font-weight="bold" officeooo:rsid="000c99a7" style:text-blinking="false" fo:background-color="transparent" loext:char-shading-value="0" style:font-weight-asian="bold" style:font-weight-complex="bold"/>
    </style:style>
    <style:style style:name="T14" style:family="text">
      <style:text-properties fo:font-variant="normal" fo:text-transform="none" fo:color="#000000" loext:opacity="100%" style:text-line-through-style="none" style:text-line-through-type="none" fo:font-size="14pt" fo:font-style="normal" style:text-underline-style="none" style:text-blinking="false" fo:background-color="transparent" loext:char-shading-value="0" style:font-size-asian="14pt" style:font-size-complex="14pt"/>
    </style:style>
    <style:style style:name="T15" style:family="text">
      <style:text-properties fo:font-variant="normal" fo:text-transform="none" fo:color="#202020" loext:opacity="100%" style:text-line-through-style="none" style:text-line-through-type="none" fo:font-style="normal" style:text-underline-style="none" fo:font-weight="bold" style:text-blinking="false" fo:background-color="transparent" loext:char-shading-value="0"/>
    </style:style>
    <style:style style:name="T16" style:family="text">
      <style:text-properties fo:font-variant="normal" fo:text-transform="none" fo:color="#202020" loext:opacity="100%" style:text-line-through-style="none" style:text-line-through-type="none" fo:font-style="normal" style:text-underline-style="none" style:text-blinking="false" fo:background-color="transparent" loext:char-shading-value="0"/>
    </style:style>
    <style:style style:name="T17" style:family="text">
      <style:text-properties fo:font-variant="normal" fo:text-transform="none" fo:color="#202020" loext:opacity="100%" style:text-line-through-style="none" style:text-line-through-type="none" fo:font-size="14pt" fo:font-style="normal" style:text-underline-style="none" fo:font-weight="bold" style:text-blinking="false" fo:background-color="transparent" loext:char-shading-value="0" style:font-size-asian="14pt" style:font-size-complex="14pt"/>
    </style:style>
    <style:style style:name="T18" style:family="text">
      <style:text-properties fo:font-variant="normal" fo:text-transform="none" fo:color="#202020" loext:opacity="100%"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loext:padding-left="3cm" loext:padding-right="2cm" loext:padding-top="3cm" loext:padding-bottom="2cm" loext:border="none"/>
    </style:style>
    <style:style style:name="T19" style:family="text">
      <style:text-properties fo:font-variant="normal" fo:text-transform="none" fo:color="#202020" loext:opacity="100%" style:text-line-through-style="none" style:text-line-through-type="none" style:font-name="Arial" fo:font-size="12pt" fo:font-style="normal" style:text-underline-style="none" fo:font-weight="normal" officeooo:rsid="000d579a" style:text-blinking="false" fo:background-color="transparent" loext:char-shading-value="0" style:font-size-asian="12pt" style:font-size-complex="12pt" loext:padding-left="3cm" loext:padding-right="2cm" loext:padding-top="3cm" loext:padding-bottom="2cm" loext:border="none"/>
    </style:style>
    <style:style style:name="T20" style:family="text">
      <style:text-properties fo:font-variant="normal" fo:text-transform="none" fo:color="#202020" loext:opacity="100%" style:text-line-through-style="none" style:text-line-through-type="none" style:font-name="Arial" fo:font-size="12pt" fo:font-style="normal" style:text-underline-style="none" fo:font-weight="bold" style:text-blinking="false" fo:background-color="transparent" loext:char-shading-value="0" style:font-size-asian="12pt" style:font-size-complex="12pt" loext:padding-left="3cm" loext:padding-right="2cm" loext:padding-top="3cm" loext:padding-bottom="2cm" loext:border="none"/>
    </style:style>
    <style:style style:name="T21" style:family="text">
      <style:text-properties fo:font-variant="normal" fo:text-transform="none" fo:color="#202020" loext:opacity="100%" style:text-line-through-style="none" style:text-line-through-type="none" style:font-name="Arial" fo:font-size="12pt" style:text-underline-style="none" fo:font-weight="normal" style:text-blinking="false" fo:background-color="transparent" loext:char-shading-value="0" style:font-size-asian="12pt" style:font-size-complex="12pt" loext:padding-left="3cm" loext:padding-right="2cm" loext:padding-top="3cm" loext:padding-bottom="2cm" loext:border="none"/>
    </style:style>
    <style:style style:name="T22" style:family="text">
      <style:text-properties fo:font-variant="normal" fo:text-transform="none" fo:color="#11181b" loext:opacity="100%" style:text-line-through-style="none" style:text-line-through-type="none" style:font-name="Arial" fo:font-size="12pt" fo:font-style="normal" style:text-underline-style="none" fo:font-weight="bold" style:text-blinking="false" fo:background-color="#ffffff" loext:char-shading-value="0" style:font-size-asian="12pt" style:font-size-complex="12pt" loext:padding-left="3cm" loext:padding-right="2cm" loext:padding-top="3cm" loext:padding-bottom="2cm" loext:border="none"/>
    </style:style>
    <style:style style:name="T23" style:family="text">
      <style:text-properties fo:font-variant="normal" fo:text-transform="none" fo:color="#11181b" loext:opacity="100%" style:text-line-through-style="none" style:text-line-through-type="none" style:font-name="Arial" fo:font-size="12pt" fo:font-style="normal" style:text-underline-style="none" fo:font-weight="normal" style:text-blinking="false" fo:background-color="#ffffff" loext:char-shading-value="0" style:font-size-asian="12pt" style:font-size-complex="12pt" loext:padding-left="3cm" loext:padding-right="2cm" loext:padding-top="3cm" loext:padding-bottom="2cm" loext:border="none"/>
    </style:style>
    <style:style style:name="T24" style:family="text">
      <style:text-properties fo:font-variant="normal" fo:text-transform="none" fo:color="#11181b" loext:opacity="100%" style:text-line-through-style="none" style:text-line-through-type="none" style:font-name="Arial" fo:font-size="12pt" fo:font-style="normal" style:text-underline-style="none" fo:font-weight="normal" officeooo:rsid="000c99a7" style:text-blinking="false" fo:background-color="#ffffff" loext:char-shading-value="0" style:font-size-asian="12pt" style:font-size-complex="12pt" loext:padding-left="3cm" loext:padding-right="2cm" loext:padding-top="3cm" loext:padding-bottom="2cm" loext:border="none"/>
    </style:style>
    <style:style style:name="T25" style:family="text">
      <style:text-properties fo:font-variant="normal" fo:text-transform="none" fo:color="#11181b" loext:opacity="100%" style:text-line-through-style="none" style:text-line-through-type="none" style:font-name="Arial" fo:font-size="12pt" fo:font-style="normal" style:text-underline-style="none" fo:font-weight="normal" officeooo:rsid="000d579a" style:text-blinking="false" fo:background-color="#ffffff" loext:char-shading-value="0" style:font-size-asian="12pt" style:font-size-complex="12pt" loext:padding-left="3cm" loext:padding-right="2cm" loext:padding-top="3cm" loext:padding-bottom="2cm" loext:border="none"/>
    </style:style>
    <style:style style:name="T26" style:family="text">
      <style:text-properties fo:font-variant="normal" fo:text-transform="none" fo:color="#11181b" loext:opacity="100%" style:text-line-through-style="none" style:text-line-through-type="none" style:font-name="Arial" fo:font-size="12pt" style:text-underline-style="none" fo:font-weight="normal" style:text-blinking="false" fo:background-color="#ffffff" loext:char-shading-value="0" style:font-size-asian="12pt" style:font-size-complex="12pt" loext:padding-left="3cm" loext:padding-right="2cm" loext:padding-top="3cm" loext:padding-bottom="2cm" loext:border="none"/>
    </style:style>
    <style:style style:name="T27" style:family="text">
      <style:text-properties fo:font-variant="normal" fo:text-transform="none" fo:color="#11181b" loext:opacity="100%" style:text-line-through-style="none" style:text-line-through-type="none" style:font-name="Arial" fo:font-size="10pt" fo:font-style="normal" style:text-underline-style="none" fo:font-weight="normal" style:text-blinking="false" fo:background-color="#ffffff" loext:char-shading-value="0" style:font-size-asian="10pt" style:font-size-complex="10pt" loext:padding-left="3cm" loext:padding-right="2cm" loext:padding-top="3cm" loext:padding-bottom="2cm" loext:border="none"/>
    </style:style>
    <style:style style:name="T28" style:family="text">
      <style:text-properties fo:font-variant="normal" fo:text-transform="none" fo:color="#11181b" loext:opacity="100%" style:text-line-through-style="none" style:text-line-through-type="none" fo:font-style="normal" style:text-underline-style="none" style:text-blinking="false" fo:background-color="#ffffff" loext:char-shading-value="0"/>
    </style:style>
    <style:style style:name="T29" style:family="text">
      <style:text-properties fo:font-variant="normal" fo:text-transform="none" fo:color="#1155cc" loext:opacity="100%"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font-size-asian="12pt" style:font-size-complex="12pt" loext:padding-left="3cm" loext:padding-right="2cm" loext:padding-top="3cm" loext:padding-bottom="2cm" loext:border="none"/>
    </style:style>
    <style:style style:name="T30" style:family="text">
      <style:text-properties fo:font-variant="normal" fo:text-transform="none" fo:color="#1155cc" loext:opacity="100%" style:text-line-through-style="none" style:text-line-through-type="none" style:font-name="Arial" fo:font-size="12pt" fo:font-style="normal" style:text-underline-style="solid" style:text-underline-width="auto" style:text-underline-color="font-color" fo:font-weight="normal" style:text-blinking="false" fo:background-color="#ffffff" loext:char-shading-value="0" style:font-size-asian="12pt" style:font-size-complex="12pt" loext:padding-left="3cm" loext:padding-right="2cm" loext:padding-top="3cm" loext:padding-bottom="2cm" loext:border="none"/>
    </style:style>
    <style:style style:name="T31" style:family="text">
      <style:text-properties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7939161a-7fff-b3c3-8b5f-f847963e1eb1"/><text:span text:style-name="T9">Instituto Federal de Educação, Ciência e Tecnologia de São Paulo - Campos do Jordão<text:line-break/></text:span><text:span text:style-name="T14">João Pedro Lopes</text:span><text:span text:style-name="T9"><text:line-break/><text:line-break/>Jogos educativos eletrônicos</text:span></text:p>
      <text:p text:style-name="P3"><text:span text:style-name="T10"><text:line-break/></text:span><text:span text:style-name="T11">Resumo</text:span><text:span text:style-name="T10">: esse artigo tem por finalidade passar a diante a informação sobre jogos eletrônicos educativos, esses podem ser qualquer jogo sendo pelo celular, computador ou outros meios de ensinar através de jogos interativos e dinâmicos, esse é um assunto muito discutido pelo fato de ser algo considerado do futuro e uma ótima maneira de professores lecionarem uma aula diferente e descontraída para os alunos.</text:span><text:span text:style-name="T9"><text:line-break/><text:line-break/></text:span><text:span text:style-name="T17">OQUE SÃO JOGOS EDUCATIVOS</text:span><text:span text:style-name="T15"><text:line-break/><text:line-break/></text:span><text:span text:style-name="T16">Antes de tudo precisamos entender o que são jogos educacionais? São atividades e passatempos que ensinam a todos “brincando”, sobre qualquer matéria: matemática, geografia, biologia, história, língua portuguesa, química, física, filosofia e etc…, praticamente qualquer tipo de informação que poderia ser passada por um professor de uma maneira mais descontraída.<text:line-break/><text:line-break/><text:tab/>Esses jogos têm a principal função de passar informações de uma maneira dinâmica e interativa, os Jogos tem por finalidade sempre ter um vencedor, um derrotado ou um empate.</text:span></text:p>
      <text:p text:style-name="P1"><text:span text:style-name="T31"><text:tab/>É esse tipo de disputa saudável que estimula o estudante a querer aprender. É uma ótima maneira de conseguir passar o conteúdo da aula, pois hoje em dia com o desinteresse dos alunos em relação a aprendizagem, isso é estímulo para muitos.</text:span></text:p>
      <text:p text:style-name="P4"><text:span text:style-name="T18"><text:tab/>Fazer disputas valendo méritos ou até brindes estimula ainda mais o aluno a querer ganhar, sendo ass</text:span><text:span text:style-name="T19">im</text:span><text:span text:style-name="T18"> o professor pode aplicar o conteúdo desejado.<text:line-break/><text:line-break/><text:tab/></text:span><text:span text:style-name="T21"> </text:span><text:span text:style-name="T18">É mais indicado usar esse tipo de abordagem no ensino infantil, onde a parte mais lúdica ajuda e muito no aprendizado usando imagens e alguns tipo</text:span><text:span text:style-name="T19">s</text:span><text:span text:style-name="T18"> de brincadeira com movimentos corporais. Dessa forma a criança fixa na sua mente o conteúdo, já que nessa idade é tão difícil prender a atenção de uma criança por se distrair muito fácil.<text:line-break/></text:span><text:soft-page-break/><text:span text:style-name="T18">Usar quebra cabeças, jogos de memória, blocos e massinha ajud</text:span><text:span text:style-name="T19">a</text:span><text:span text:style-name="T18">m bastante pelo fato da criança associar a aula a algo que não seja escrita, deixando ela com vontade de aprender de verdade e prestar atenção, lembrando no futuro do que um dia aprendeu. <text:line-break/><text:line-break/><text:line-break/></text:span><text:span text:style-name="T20">JOGOS ELETRÔNICOS EDUCATIVOS <text:line-break/><text:line-break/></text:span><text:span text:style-name="T18">oque são jogos eletrônicos? São jogos que você pode acessar em vários aparelhos celulares, notebook, pc, consoles entre outros, jogos de vários tipos e estilos um mais diferente que o outro, a abordagem neste trabalho vai ser em como esses jogos podem ser usados de forma eficiente e prática para método de ensino.<text:line-break/><text:line-break/>Os jogos que vamos usar são jogos que fazem você aprender algo, coisa</text:span><text:span text:style-name="T19">s que </text:span><text:span text:style-name="T18"><text:s/>aprenderia na escola normalmente, jogos de matemática que fazem o aluno pensar e fazer contas rápidas, ou um jogo que faça o aluno decorar os números primos entre outros, a maior parte desses jogos são sites e apps muito conhecidos por serem usados ou recomendamos por escolas esses que vamos citar mais pra frente.<text:line-break/><text:line-break/>As aplicações para os jogos eletrônicos em escolas são muito grandes tendo em vista que muitas escolas tanto públicas como particulares têm aulas de informática para os mais novos, assim os professores têm uma boa maneira de passar isso para os alunos.<text:line-break/><text:line-break/>O uso de celulares hoje em dia está crescendo muito principalmente entre os jovens, então poder usar aplicativos desenvolvidos pela escola ou não, e sites educativos para poder aprender e se divertir em casa é uma vantagem.<text:line-break/><text:line-break/><text:line-break/></text:span><text:span text:style-name="T1">ATENÇÃO DOS ALUNOS<text:line-break/><text:line-break/></text:span><text:span text:style-name="T2">com o passar do tempo muitos dos professores estão tendo dificuldade em prender a atenção dos alunos na aula, por desinteresse, falta de prática e uso de celulares ou distrações no meio que aula, assim o aluno perder totalmente o interesse na aula, mas com o uso da internet além de conseguir prender a atenção dos aluno, Ess</text:span><text:span text:style-name="T3">a</text:span><text:span text:style-name="T2"> geração ter muito interesse e facilidade com a tecnologia o uso de jogos educativos s</text:span><text:span text:style-name="T3">e torna</text:span><text:span text:style-name="T2"> uma ótima opção para passar a matéria.<text:line-break/></text:span><text:soft-page-break/><text:span text:style-name="T2"><text:line-break/></text:span><text:span text:style-name="T1">CRIAÇÃO DE MEIOS</text:span><text:span text:style-name="T2"><text:line-break/><text:line-break/>Muitas criações de softwares e outros meios para professores conseguirem ensinar com essa tecnologia estão sendo criados, mas sem a colaboração dos dois lados não tem como dar certo (</text:span><text:span text:style-name="T8">Glaucio Aranha Ciênc. cogn. vol.7 no.1 2006</text:span><text:span text:style-name="T2">).<text:line-break/>Mesmo tendo alguns meios sem os profissionais da área de T.I, os professores e educadores não têm como passar a usar um meio desconhecido que não tem total domínio fazendo assim confusão entre os alunos.<text:line-break/>Mas aí que entram os jovens com seu costume e facilidade em usar a tecnologia tornam fácil a utilização de meios eletrônicos como jogos ou até mesmo livros virtuais, </text:span><text:span text:style-name="T5"> </text:span><text:span text:style-name="T4">"Clua e colaboradores (2002) através de pesquisa realizada no Rio de Janeiro com jovens entre 10 e 17 anos, de classe média, puderam verificar que 85% do universo pesquisado percebia como o principal atrativo "o desafio", preferindo ambientes imersivos e ricos em conteúdo narrativo" </text:span><text:span text:style-name="T2">(</text:span><text:span text:style-name="T8">Clua e colaboradores 2002 apud Gláucio Aranha Ciênc. cogn. vol.7 no.1 2006</text:span><text:span text:style-name="T2">), sendo assim os jovens estudantes têm preferência por ambientes com desafios algo que os jogos eletrônicos tem de sobra para proporcionar, mas a falta de diversão e conteúdo pode muito bem acabar com o interesse do jovem, sendo desafios fáceis ou sem graça, por isso se atualizar sobre os assuntos dos jovens se torna parte fundamental para cada vez mais jogos educativos surgirem.<text:line-break/><text:line-break/></text:span><text:span text:style-name="T1">PRINCIPAIS JOGOS EDUCATIVOS<text:line-break/><text:line-break/></text:span><text:span text:style-name="T22">Minecraft Education Edition</text:span><text:span text:style-name="T26"> </text:span><text:span text:style-name="T23"><text:line-break/>Minecraft é um dos jogos mais famosos do mundo sem dúvida alguma, e essa versão que eles lançaram é um ótimo material de ensino para alunos que estão começando do quinto ano para baixo, com ótimo material sobre muitas matérias como matemática, biologia, tecnologia, química, história, geografia ensino de línguas e educação cívica (</text:span><text:span text:style-name="T27">procedimentos EDULEARN 20 </text:span><text:a xlink:type="simple" xlink:href="https://library.iated.org/authors/Jakub_Sajben" text:style-name="Internet_20_link" text:visited-style-name="Visited_20_Internet_20_Link"><text:span text:style-name="T7">J. Sajbe</text:span></text:a><text:span text:style-name="T27">).</text:span><text:span text:style-name="T23"><text:line-break/>Com o uso constante de calculadoras e meios eletrônicos nos ensino muitos alunos do ensino fundamental até o quinto ano se prejudicam, por falta de usar pensamento lógico, muitas dessas crianças não conseguem  desenvolver totalmente a matemática básica por muito uso de calculadoras, sendo assim não conseguem aprender a usar ela no dia a dia de maneira eficiente.<text:line-break/><text:line-break/></text:span><text:soft-page-break/><text:span text:style-name="T23">Através de uma pesquisa feito pelo Goh Kok Ming com alguns alunos do quinto ano, foi ensinado para eles a matéria de probabilidade e desses cinco no pré exame prova feita antes de usar o método gam</text:span><text:span text:style-name="T24">e</text:span><text:span text:style-name="T23">ficado de ensino todos tiveram o desempenho ruim com pouco mais de 2 respostas certas, depois que usaram o método gam</text:span><text:span text:style-name="T25">e</text:span><text:span text:style-name="T23">ficado de ensino tiveram uma grande melhora no número de respostas certas, uma média de 7 acertos de todos os 5 alunos participantes, como o próprio artigo diz não é algo para generalizar mas pode ser usado como base para provar que esse método de ensino é algo eficiente (</text:span><text:span text:style-name="T27"> Goh Kok Ming, Vol. 4 Issue 2, 2020).</text:span><text:span text:style-name="T23"><text:line-break/><text:line-break/></text:span><text:span text:style-name="T22">Duolingo <text:line-break/></text:span><text:span text:style-name="T23">O duolingo é sem dúvidas o melhor exemplo de jogo educativo que temos atualmente seja por estar no mercado desde 2012 com um método ótimo de ensino não só de inglês mas francês, espanhol, italiano e alemão com um guia de estudos que segue fazer exercícios diários para fixar na sua memória, com uma grande quantidade de exercícios e palavras novas para aumentar cada vez mais seu repertório de outras línguas.<text:line-break/>o Duolingo está cada vez sendo mais recomendado e usado para aumentar a eficiência com que alunos aprendam inglês por seus métodos diferenciados e mais descontraídos sem a parte massante de ficar lendo livros por horas e sim com exercícios dinâmicos e interativos que prendem a atenção do aluno e com seus poucos exercícios por dia (</text:span><text:span text:style-name="T27">Aliyah Zahra Chasanah CENDIKIA, Vol.14, pg. 639 2024)</text:span><text:span text:style-name="T23"><text:line-break/><text:line-break/></text:span><text:span text:style-name="T22">Kahoot</text:span><text:span text:style-name="T23"><text:line-break/>O Kahoot é um jogo muito simples onde você monta uma série de perguntas com quatro alternativas ou verdadeiro e falso, v</text:span><text:span text:style-name="T25">ocê</text:span><text:span text:style-name="T23"> pode colocar imagens e deixar ele como um quis de qualquer matéria, o professor espelha a pergunta os alunos entram na sala dele e respondem apenas as alternativas no celular e vai contando os pontos até chegar no fim, é um jogo dinâmico e interativo fazendo os jovens competirem entre si, algo que como já vimos é muito importante nos jogos educativos, isso que faz eles terem tanto interesse na matéria a competição.<text:line-break/><text:line-break/><text:line-break/><text:line-break/><text:line-break/><text:line-break/><text:line-break/></text:span><text:soft-page-break/><text:span text:style-name="T22">CONCLUSÃO</text:span><text:span text:style-name="T23"><text:line-break/>Como conclusão posso afirmar que com os conhecimentos adquiridos pelas pesquisas em artigos os jogos eletrônicos educacionais são uma ótima alternativa a longo prazo, sendo o ensino do futuro já tivemos uma demonstração de como é estudar online por conta da pandemia, estudar por jogos eletrônicos é sim um meio de passar o conteúdo com qualidade para estudantes de todas as idades.<text:line-break/>Os jogos eletrônicos são uma ótima vantagem pois ajudam muito no desenvolvimento cognitivo como solução de problemas, tomada de decisões e pensamentos críticos, aprender de forma interativa é uma grande vantagem pois é algo divertido, sendo assim as crianças têm prazer em aprender e não só decorar aumentando a motivação e entusiasmo pela matéria, a grande variedade de conteúdos e meios é outra vantagem pois com a internet tudo se torna acessível.<text:line-break/>Os jogos educacionais são uma ótima pedida para professores que estão buscando mudar seu meio de ensino através de algo novo e interessante com uma grande chance de ser muito utilizado no futuro.<text:line-break/><text:line-break/><text:line-break/><text:line-break/></text:span><text:span text:style-name="T22">REFERÊNCIAS BIBLIOGRÁFICAS<text:line-break/><text:line-break/></text:span><text:span text:style-name="T23">ARANHA, Gláucio</text:span><text:span text:style-name="T26">  </text:span><text:span text:style-name="T2">cogn. vol.7 no.1. 2006. Disponível em: </text:span><text:a xlink:type="simple" xlink:href="https://pepsic.bvsalud.org/scielo.php?pid=s1806-58212006000100009&amp;script=sci_arttext" text:style-name="Internet_20_link" text:visited-style-name="Visited_20_Internet_20_Link"><text:span text:style-name="T29">https://pepsic.bvsalud.org/scielo.php?pid=s1806-58212006000100009&amp;script=sci_arttext</text:span></text:a><text:span text:style-name="T6"> </text:span><text:span text:style-name="T2">Acesso em: 14/10/24<text:line-break/></text:span><text:span text:style-name="T23"><text:line-break/>SAJBE, J. Procedimentos EDULEARN 20 Disponível em:<text:line-break/></text:span><text:a xlink:type="simple" xlink:href="https://library.iated.org/view/SAJBEN2020MIN" text:style-name="Internet_20_link" text:visited-style-name="Visited_20_Internet_20_Link"><text:span text:style-name="T30">https://library.iated.org/view/SAJBEN2020MIN</text:span></text:a><text:span text:style-name="T26"> </text:span><text:span text:style-name="T23">Acesso em 14/10/24<text:line-break/><text:line-break/>KOK MING, Goh  Vol. 4 Issue 2, 2020 Disponível em: </text:span><text:a xlink:type="simple" xlink:href="https://www.masree.info/wp-content/uploads/2020/10/4.-The-Use-Of-Minecraft-Education-Edition-As-A-Gamification-Approach-In-Teaching-And-Learning-Mathematics-Among-Year-Five-Students.pdf" text:style-name="Internet_20_link" text:visited-style-name="Visited_20_Internet_20_Link"><text:span text:style-name="T30">https://www.masree.info/wp-content/uploads/2020/10/4.-The-Use-Of-Minecraft-Education-Edition-As-A-Gamification-Approach-In-Teaching-And-Learning-Mathematics-Among-Year-Five-Students.pdf</text:span></text:a><text:span text:style-name="T26"> </text:span><text:span text:style-name="T23">Acesso em 14/10/24<text:line-break/><text:line-break/>CHASANAH, Aliyah Zahra Vol.14, pg. 639 2024 Disponível em: </text:span><text:a xlink:type="simple" xlink:href="https://www.iocscience.org/ejournal/index.php/Cendikia/article/view/5230/3682" text:style-name="Internet_20_link" text:visited-style-name="Visited_20_Internet_20_Link"><text:span text:style-name="T30">https://www.iocscience.org/ejournal/index.php/Cendikia/article/view/5230/3682</text:span></text:a><text:span text:style-name="T26"> </text:span><text:span text:style-name="T23">Acesso em 14/10/2</text:span><text:span text:style-name="T25">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0T21:33:30.464000000</meta:creation-date>
    <dc:date>2024-10-20T23:21:51.389000000</dc:date>
    <meta:editing-duration>PT1H48M21S</meta:editing-duration>
    <meta:editing-cycles>2</meta:editing-cycles>
    <meta:generator>LibreOffice/7.4.1.2$Windows_X86_64 LibreOffice_project/3c58a8f3a960df8bc8fd77b461821e42c061c5f0</meta:generator>
    <meta:document-statistic meta:table-count="0" meta:image-count="0" meta:object-count="0" meta:page-count="5" meta:paragraph-count="4" meta:word-count="1532" meta:character-count="9694" meta:non-whitespace-character-count="8117"/>
  </office:meta>
</office:document-meta>
</file>